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8125in"/>
    </style:style>
    <style:style style:name="co3" style:family="table-column">
      <style:table-column-properties fo:break-before="auto" style:column-width="1.4375in"/>
    </style:style>
    <style:style style:name="co4" style:family="table-column">
      <style:table-column-properties fo:break-before="auto" style:column-width="1.3645833333333333in"/>
    </style:style>
    <style:style style:name="co5" style:family="table-column">
      <style:table-column-properties fo:break-before="auto" style:column-width="1.1354166666666667in"/>
    </style:style>
    <style:style style:name="co6" style:family="table-column">
      <style:table-column-properties fo:break-before="auto" style:column-width="1.5625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Gastos">
      <style:table-properties table:display="true" style:writing-mode="lr-tb"/>
    </style:style>
    <style:style style:name="ta2" style:family="table" style:master-page-name="PageStyle_5f_Rutin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>
      <style:table-cell-properties fo:background-color="#E5E5E5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7E3794" style:text-underline-style="none"/>
    </style:style>
    <style:style style:name="ce30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7E3794" style:text-underline-style="none"/>
    </style:style>
  </office:automatic-styles>
  <office:body>
    <office:spreadsheet>
      <table:table table:name="Gas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Dias</text:p>
          </table:table-cell>
          <table:table-cell table:style-name="ce21" office:value-type="string">
            <text:p>Promedio por día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Dias no registrados</text:p>
          </table:table-cell>
          <table:table-cell table:style-name="ce21" office:value-type="string">
            <text:p>Dias a promediar</text:p>
          </table:table-cell>
          <table:table-cell table:style-name="ce21" office:value-type="string">
            <text:p>Día de inicio</text:p>
          </table:table-cell>
        </table:table-row>
        <table:table-row table:style-name="ro2">
          <table:table-cell table:formula="of:=MAX([.A3:.A704])-INT([.F2])" office:value-type="string">
            <text:p>65</text:p>
          </table:table-cell>
          <table:table-cell table:style-name="ce22" table:formula="of:=[.$C$2]/[.E2]" office:value-type="string">
            <text:p>550.1278846</text:p>
          </table:table-cell>
          <table:table-cell table:style-name="ce23" table:formula="of:=SUM([.$C$4:.C704])" office:value-type="string">
            <text:p>28606.65</text:p>
          </table:table-cell>
          <table:table-cell table:style-name="ce22" office:value-type="float" office:value="13">
            <text:p>13</text:p>
          </table:table-cell>
          <table:table-cell table:formula="of:=[.A2]-[.D2]" office:value-type="string">
            <text:p>52</text:p>
          </table:table-cell>
          <table:table-cell table:style-name="ce24" office:value-type="date" office:date-value="2014-09-24T00:00:00">
            <text:p>9/24/2014</text:p>
          </table:table-cell>
        </table:table-row>
        <table:table-row table:style-name="ro2">
          <table:table-cell table:style-name="ce25" office:value-type="string">
            <text:p>fecha</text:p>
          </table:table-cell>
          <table:table-cell table:style-name="ce25" office:value-type="string">
            <text:p>detalle</text:p>
          </table:table-cell>
          <table:table-cell table:style-name="ce25" office:value-type="string">
            <text:p>importe</text:p>
          </table:table-cell>
          <table:table-cell table:style-name="ce25" office:value-type="string">
            <text:p>Categorias</text:p>
          </table:table-cell>
          <table:table-cell table:style-name="ce25" office:value-type="string">
            <text:p>Pago</text:p>
          </table:table-cell>
          <table:table-cell table:number-columns-repeated="2" table:style-name="ce26"/>
          <table:table-cell table:style-name="ce27" office:value-type="string">
            <text:p>Categorias</text:p>
          </table:table-cell>
          <table:table-cell table:style-name="ce27" office:value-type="string">
            <text:p>Totales</text:p>
          </table:table-cell>
          <table:table-cell table:style-name="ce27" office:value-type="string">
            <text:p>Por Día</text:p>
          </table:table-cell>
          <table:table-cell table:number-columns-repeated="15" table:style-name="ce26"/>
        </table:table-row>
        <table:table-row table:style-name="ro2">
          <table:table-cell table:style-name="ce24" office:value-type="date" office:date-value="2014-09-24T00:00:00">
            <text:p>9/24/2014</text:p>
          </table:table-cell>
          <table:table-cell table:style-name="ce22" office:value-type="string">
            <text:p>cerveza gale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Kiosco</text:p>
          </table:table-cell>
          <table:table-cell table:number-columns-repeated="3"/>
          <table:table-cell table:style-name="ce22" office:value-type="string">
            <text:p>Comida</text:p>
          </table:table-cell>
          <table:table-cell table:style-name="ce28" table:formula="of:=SUMIF([.D4:.D1004];[.H4];[.C4:.C1004])" office:value-type="string">
            <text:p>4650.2</text:p>
          </table:table-cell>
          <table:table-cell table:style-name="ce29" table:formula="of:=[.I4]/[.$E$2]" office:value-type="string">
            <text:p>89.42692308</text:p>
          </table:table-cell>
        </table:table-row>
        <table:table-row table:style-name="ro2">
          <table:table-cell table:style-name="ce24" office:value-type="date" office:date-value="2014-09-24T00:00:00">
            <text:p>9/24/2014</text:p>
          </table:table-cell>
          <table:table-cell table:style-name="ce22" office:value-type="string">
            <text:p>ferniplast</text:p>
          </table:table-cell>
          <table:table-cell table:style-name="ce22" office:value-type="float" office:value="134">
            <text:p>134</text:p>
          </table:table-cell>
          <table:table-cell table:style-name="ce22" office:value-type="string">
            <text:p>Cosas </text:p>
          </table:table-cell>
          <table:table-cell table:number-columns-repeated="3"/>
          <table:table-cell table:style-name="ce22" office:value-type="string">
            <text:p>Impuestos y servicios</text:p>
          </table:table-cell>
          <table:table-cell table:style-name="ce28" table:formula="of:=SUMIF([.D5:.D1005];[.H5];[.C5:.C1005])" office:value-type="string">
            <text:p>6758.57</text:p>
          </table:table-cell>
          <table:table-cell table:style-name="ce29" table:formula="of:=[.I5]/[.$E$2]" office:value-type="string">
            <text:p>129.9725</text:p>
          </table:table-cell>
        </table:table-row>
        <table:table-row table:style-name="ro2">
          <table:table-cell table:style-name="ce24" office:value-type="date" office:date-value="2014-09-24T00:00:00">
            <text:p>9/24/2014</text:p>
          </table:table-cell>
          <table:table-cell table:style-name="ce22" office:value-type="string">
            <text:p>cerveza casa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Kiosco</text:p>
          </table:table-cell>
          <table:table-cell table:number-columns-repeated="3"/>
          <table:table-cell table:style-name="ce22" office:value-type="string">
            <text:p>Cosas </text:p>
          </table:table-cell>
          <table:table-cell table:style-name="ce28" table:formula="of:=SUMIF([.D6:.D1006];[.H6];[.C6:.C1006])" office:value-type="string">
            <text:p>1320</text:p>
          </table:table-cell>
          <table:table-cell table:style-name="ce29" table:formula="of:=[.I6]/[.$E$2]" office:value-type="string">
            <text:p>25.38461538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2" office:value-type="string">
            <text:p>celu personal sol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Impuestos y servicios</text:p>
          </table:table-cell>
          <table:table-cell table:number-columns-repeated="3"/>
          <table:table-cell table:style-name="ce22" office:value-type="string">
            <text:p>Joda</text:p>
          </table:table-cell>
          <table:table-cell table:style-name="ce28" table:formula="of:=SUMIF([.D7:.D1007];[.H7];[.C7:.C1007])" office:value-type="string">
            <text:p>2583</text:p>
          </table:table-cell>
          <table:table-cell table:style-name="ce29" table:formula="of:=[.I7]/[.$E$2]" office:value-type="string">
            <text:p>49.67307692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2" office:value-type="string">
            <text:p>jamo queso fernet</text:p>
          </table:table-cell>
          <table:table-cell table:style-name="ce22" office:value-type="float" office:value="108">
            <text:p>108</text:p>
          </table:table-cell>
          <table:table-cell table:style-name="ce22" office:value-type="string">
            <text:p>Comida</text:p>
          </table:table-cell>
          <table:table-cell table:number-columns-repeated="3"/>
          <table:table-cell table:style-name="ce22" office:value-type="string">
            <text:p>Kiosco</text:p>
          </table:table-cell>
          <table:table-cell table:style-name="ce28" table:formula="of:=SUMIF([.D8:.D1008];[.H8];[.C8:.C1008])" office:value-type="string">
            <text:p>1045</text:p>
          </table:table-cell>
          <table:table-cell table:style-name="ce29" table:formula="of:=[.I8]/[.$E$2]" office:value-type="string">
            <text:p>20.09615385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2" office:value-type="string">
            <text:p>empanadas y gaseosa</text:p>
          </table:table-cell>
          <table:table-cell table:style-name="ce22" office:value-type="float" office:value="130">
            <text:p>130</text:p>
          </table:table-cell>
          <table:table-cell table:style-name="ce22" office:value-type="string">
            <text:p>Comida</text:p>
          </table:table-cell>
          <table:table-cell table:number-columns-repeated="3"/>
          <table:table-cell table:style-name="ce22" office:value-type="string">
            <text:p>Auto</text:p>
          </table:table-cell>
          <table:table-cell table:style-name="ce28" table:formula="of:=SUMIF([.D9:.D1009];[.H9];[.C9:.C1009])" office:value-type="string">
            <text:p>1788.25</text:p>
          </table:table-cell>
          <table:table-cell table:style-name="ce29" table:formula="of:=[.I9]/[.$E$2]" office:value-type="string">
            <text:p>34.38942308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café en el italiano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Kiosco</text:p>
          </table:table-cell>
          <table:table-cell table:number-columns-repeated="3"/>
          <table:table-cell table:style-name="ce22" office:value-type="string">
            <text:p>PalmaTools</text:p>
          </table:table-cell>
          <table:table-cell table:style-name="ce28" table:formula="of:=SUMIF([.D10:.D1010];[.H10];[.C10:.C1010])" office:value-type="string">
            <text:p>943.3</text:p>
          </table:table-cell>
          <table:table-cell table:style-name="ce29" table:formula="of:=[.I10]/[.$E$2]" office:value-type="string">
            <text:p>18.14038462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Auto</text:p>
          </table:table-cell>
          <table:table-cell table:number-columns-repeated="3"/>
          <table:table-cell table:style-name="ce22" office:value-type="string">
            <text:p>Yeyo</text:p>
          </table:table-cell>
          <table:table-cell table:style-name="ce28" table:formula="of:=SUMIF([.D11:.D1011];[.H11];[.C11:.C1011])" office:value-type="string">
            <text:p>161</text:p>
          </table:table-cell>
          <table:table-cell table:style-name="ce29" table:formula="of:=[.I11]/[.$E$2]" office:value-type="string">
            <text:p>3.096153846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saumerios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Cosas </text:p>
          </table:table-cell>
          <table:table-cell table:number-columns-repeated="3"/>
          <table:table-cell table:style-name="ce22" office:value-type="string">
            <text:p>Cena</text:p>
          </table:table-cell>
          <table:table-cell table:style-name="ce28" table:formula="of:=SUMIF([.D12:.D1012];[.H12];[.C12:.C1012])" office:value-type="string">
            <text:p>1523</text:p>
          </table:table-cell>
          <table:table-cell table:style-name="ce29" table:formula="of:=[.I12]/[.$E$2]" office:value-type="string">
            <text:p>29.28846154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joda para 2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Joda</text:p>
          </table:table-cell>
          <table:table-cell table:number-columns-repeated="3"/>
          <table:table-cell table:style-name="ce22" office:value-type="string">
            <text:p>Credito</text:p>
          </table:table-cell>
          <table:table-cell table:style-name="ce28" table:formula="of:=SUMIF([.E12:.E1012];[.H13];[.C12:.C1012])" office:value-type="string">
            <text:p>1612.34</text:p>
          </table:table-cell>
          <table:table-cell table:style-name="ce29" table:formula="of:=[.I13]/[.$E$2]" office:value-type="string">
            <text:p>31.00653846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vinito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Comida</text:p>
          </table:table-cell>
          <table:table-cell table:number-columns-repeated="3"/>
          <table:table-cell table:style-name="ce22" office:value-type="string">
            <text:p>Consumido</text:p>
          </table:table-cell>
          <table:table-cell table:style-name="ce28" table:formula="of:=SUM([.C$4:.C704])" office:value-type="string">
            <text:p>28606.65</text:p>
          </table:table-cell>
          <table:table-cell table:style-name="ce29" table:formula="of:=[.I14]/[.$E$2]" office:value-type="string">
            <text:p>550.1278846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  <table:table-cell table:number-columns-repeated="3"/>
          <table:table-cell table:style-name="ce21" office:value-type="string">
            <text:p>Total</text:p>
          </table:table-cell>
          <table:table-cell table:style-name="ce30" table:formula="of:=[.I14]-[.I13]" office:value-type="string">
            <text:p>26994.31</text:p>
          </table:table-cell>
          <table:table-cell table:style-name="ce30" table:formula="of:=[.J14]-[.J13]" office:value-type="string">
            <text:p>519.1213462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fiambre</text:p>
          </table:table-cell>
          <table:table-cell table:style-name="ce22" office:value-type="float" office:value="9.7">
            <text:p>9.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2" office:value-type="string">
            <text:p>carne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7T00:00:00">
            <text:p>9/27/2014</text:p>
          </table:table-cell>
          <table:table-cell table:style-name="ce22" office:value-type="string">
            <text:p>McDonald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asado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coca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peaje caleara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42.6">
            <text:p>42.6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verdura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8T00:00:00">
            <text:p>9/28/2014</text:p>
          </table:table-cell>
          <table:table-cell table:style-name="ce22" office:value-type="string">
            <text:p>Jamon y quieso</text:p>
          </table:table-cell>
          <table:table-cell table:style-name="ce22" office:value-type="float" office:value="28">
            <text:p>2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2" office:value-type="string">
            <text:p>dni + pasaporte</text:p>
          </table:table-cell>
          <table:table-cell table:style-name="ce22" office:value-type="float" office:value="435">
            <text:p>435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2" office:value-type="string">
            <text:p>pimiento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2" office:value-type="string">
            <text:p>levadura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2" office:value-type="string">
            <text:p>cerveza y mani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09-30T00:00:00">
            <text:p>9/30/2014</text:p>
          </table:table-cell>
          <table:table-cell table:style-name="ce22" office:value-type="string">
            <text:p>plug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09-30T00:00:00">
            <text:p>9/30/2014</text:p>
          </table:table-cell>
          <table:table-cell table:style-name="ce22" office:value-type="string">
            <text:p>alfombra</text:p>
          </table:table-cell>
          <table:table-cell table:style-name="ce22" office:value-type="float" office:value="278">
            <text:p>278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09-30T00:00:00">
            <text:p>9/30/2014</text:p>
          </table:table-cell>
          <table:table-cell table:style-name="ce22" office:value-type="string">
            <text:p>kiosko</text:p>
          </table:table-cell>
          <table:table-cell table:style-name="ce22" office:value-type="float" office:value="38">
            <text:p>38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09-30T00:00:00">
            <text:p>9/30/2014</text:p>
          </table:table-cell>
          <table:table-cell table:style-name="ce22" office:value-type="string">
            <text:p>hielo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celu personal sol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Sanwich de miga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Ensalada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jilada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birra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noche</text:p>
          </table:table-cell>
          <table:table-cell table:style-name="ce22" office:value-type="float" office:value="130">
            <text:p>13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milanesas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2" office:value-type="string">
            <text:p>cereales y quaker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2T00:00:00">
            <text:p>10/2/2014</text:p>
          </table:table-cell>
          <table:table-cell table:style-name="ce22" office:value-type="string">
            <text:p>lentes de contacto</text:p>
          </table:table-cell>
          <table:table-cell table:style-name="ce22" office:value-type="float" office:value="385">
            <text:p>385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02T00:00:00">
            <text:p>10/2/2014</text:p>
          </table:table-cell>
          <table:table-cell table:style-name="ce22" office:value-type="string">
            <text:p>verduras y huevos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2T00:00:00">
            <text:p>10/2/2014</text:p>
          </table:table-cell>
          <table:table-cell table:style-name="ce22" office:value-type="string">
            <text:p>higado </text:p>
          </table:table-cell>
          <table:table-cell table:style-name="ce22" office:value-type="float" office:value="14">
            <text:p>14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4T00:00:00">
            <text:p>10/4/2014</text:p>
          </table:table-cell>
          <table:table-cell table:style-name="ce22" office:value-type="string">
            <text:p>joda</text:p>
          </table:table-cell>
          <table:table-cell table:style-name="ce22" office:value-type="float" office:value="150">
            <text:p>15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4T00:00:00">
            <text:p>10/4/2014</text:p>
          </table:table-cell>
          <table:table-cell table:style-name="ce22" office:value-type="string">
            <text:p>coca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4T00:00:00">
            <text:p>10/4/2014</text:p>
          </table:table-cell>
          <table:table-cell table:style-name="ce22" office:value-type="string">
            <text:p>Super buenos dias</text:p>
          </table:table-cell>
          <table:table-cell table:style-name="ce22" office:value-type="float" office:value="178">
            <text:p>178</text:p>
          </table:table-cell>
          <table:table-cell table:style-name="ce22" office:value-type="string">
            <text:p>Comida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0-05T00:00:00">
            <text:p>10/5/2014</text:p>
          </table:table-cell>
          <table:table-cell table:style-name="ce22" office:value-type="string">
            <text:p>Hospital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2" office:value-type="string">
            <text:p>cerveza, yerba, puchos</text:p>
          </table:table-cell>
          <table:table-cell table:style-name="ce22" office:value-type="float" office:value="41.5">
            <text:p>41.5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2" office:value-type="string">
            <text:p>cerveza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2" office:value-type="string">
            <text:p>jilada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2" office:value-type="string">
            <text:p>Cerveza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2" office:value-type="string">
            <text:p>jiladas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7T00:00:00">
            <text:p>10/7/2014</text:p>
          </table:table-cell>
          <table:table-cell table:style-name="ce22" office:value-type="string">
            <text:p>macdonal</text:p>
          </table:table-cell>
          <table:table-cell table:style-name="ce22" office:value-type="float" office:value="82">
            <text:p>82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7T00:00:00">
            <text:p>10/7/2014</text:p>
          </table:table-cell>
          <table:table-cell table:style-name="ce22" office:value-type="string">
            <text:p>futbol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0-07T00:00:00">
            <text:p>10/7/2014</text:p>
          </table:table-cell>
          <table:table-cell table:style-name="ce22" office:value-type="string">
            <text:p>hospital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07T00:00:00">
            <text:p>10/7/2014</text:p>
          </table:table-cell>
          <table:table-cell table:style-name="ce22" office:value-type="string">
            <text:p>davinchi</text:p>
          </table:table-cell>
          <table:table-cell table:style-name="ce22" office:value-type="float" office:value="74">
            <text:p>74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0-08T00:00:00">
            <text:p>10/8/2014</text:p>
          </table:table-cell>
          <table:table-cell table:style-name="ce22" office:value-type="string">
            <text:p>Escribano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PalmaTools</text:p>
          </table:table-cell>
        </table:table-row>
        <table:table-row table:style-name="ro2">
          <table:table-cell table:style-name="ce24" office:value-type="date" office:date-value="2014-10-08T00:00:00">
            <text:p>10/8/2014</text:p>
          </table:table-cell>
          <table:table-cell table:style-name="ce22" office:value-type="string">
            <text:p>alcorta</text:p>
          </table:table-cell>
          <table:table-cell table:style-name="ce22" office:value-type="float" office:value="120">
            <text:p>12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32.75">
            <text:p>32.7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2" office:value-type="string">
            <text:p>panaderia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2" office:value-type="string">
            <text:p>picada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2" office:value-type="string">
            <text:p>solución ficiologica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0T00:00:00">
            <text:p>10/10/2014</text:p>
          </table:table-cell>
          <table:table-cell table:style-name="ce22" office:value-type="string">
            <text:p>Super mami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0T00:00:00">
            <text:p>10/10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0T00:00:00">
            <text:p>10/10/2014</text:p>
          </table:table-cell>
          <table:table-cell table:style-name="ce22" office:value-type="string">
            <text:p>verduras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0T00:00:00">
            <text:p>10/10/2014</text:p>
          </table:table-cell>
          <table:table-cell table:style-name="ce22" office:value-type="string">
            <text:p>chinos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mcdonal desayuno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impresiones boletin</text:p>
          </table:table-cell>
          <table:table-cell table:style-name="ce22" office:value-type="float" office:value="276">
            <text:p>276</text:p>
          </table:table-cell>
          <table:table-cell table:style-name="ce22" office:value-type="string">
            <text:p>PalmaTools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lentes oli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lentes yoryo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ropita lola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peluquería sol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abujas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pañales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Cosas 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cervezas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asado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0-11T00:00:00">
            <text:p>10/11/2014</text:p>
          </table:table-cell>
          <table:table-cell table:style-name="ce22" office:value-type="string">
            <text:p>cena</text:p>
          </table:table-cell>
          <table:table-cell table:style-name="ce22" office:value-type="float" office:value="160">
            <text:p>16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carne para guiso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verduras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kiosco</text:p>
          </table:table-cell>
          <table:table-cell table:style-name="ce22" office:value-type="float" office:value="68">
            <text:p>68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peaje calera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mcdonal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3T00:00:00">
            <text:p>10/13/2014</text:p>
          </table:table-cell>
          <table:table-cell table:style-name="ce22" office:value-type="string">
            <text:p>coca y 3d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2" office:value-type="string">
            <text:p>Super buenos dias</text:p>
          </table:table-cell>
          <table:table-cell table:style-name="ce22" office:value-type="float" office:value="182">
            <text:p>182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2" office:value-type="string">
            <text:p>verduras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31" office:value-type="string">
            <text:p>Librería</text:p>
          </table:table-cell>
          <table:table-cell table:style-name="ce32" office:value-type="float" office:value="59.5">
            <text:p>59.5</text:p>
          </table:table-cell>
          <table:table-cell table:style-name="ce22" office:value-type="string">
            <text:p>PalmaTools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31" office:value-type="string">
            <text:p>Impuesto Rentas Septiembre</text:p>
          </table:table-cell>
          <table:table-cell table:style-name="ce32" office:value-type="float" office:value="262.5">
            <text:p>262.5</text:p>
          </table:table-cell>
          <table:table-cell table:style-name="ce22" office:value-type="string">
            <text:p>PalmaTools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31" office:value-type="string">
            <text:p>Impuesto Municipal Julio</text:p>
          </table:table-cell>
          <table:table-cell table:style-name="ce32" office:value-type="float" office:value="244.3">
            <text:p>244.3</text:p>
          </table:table-cell>
          <table:table-cell table:style-name="ce22" office:value-type="string">
            <text:p>PalmaTools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2" office:value-type="string">
            <text:p>Cerveza y puchos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2" office:value-type="string">
            <text:p>Sanwich de miga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2" office:value-type="string">
            <text:p>Cochera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Verdularia</text:p>
          </table:table-cell>
          <table:table-cell table:style-name="ce22" office:value-type="float" office:value="38">
            <text:p>3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Enjuege 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Perfume para tela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Coca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Sandwic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Empanadas 3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Cerveza 2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2" office:value-type="string">
            <text:p>Verdularia</text:p>
          </table:table-cell>
          <table:table-cell table:style-name="ce22" office:value-type="float" office:value="52">
            <text:p>52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2" office:value-type="string">
            <text:p>Verdularia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14">
            <text:p>14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2" office:value-type="string">
            <text:p>kiosco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2" office:value-type="string">
            <text:p>kiosco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2" office:value-type="string">
            <text:p>Personal</text:p>
          </table:table-cell>
          <table:table-cell table:style-name="ce22" office:value-type="float" office:value="70.5">
            <text:p>70.5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2" office:value-type="string">
            <text:p>Piza y Cerveza</text:p>
          </table:table-cell>
          <table:table-cell table:style-name="ce22" office:value-type="float" office:value="160">
            <text:p>16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2" office:value-type="string">
            <text:p>Mercado Norte</text:p>
          </table:table-cell>
          <table:table-cell table:style-name="ce22" office:value-type="float" office:value="260">
            <text:p>26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2" office:value-type="string">
            <text:p>Claro</text:p>
          </table:table-cell>
          <table:table-cell table:style-name="ce22" office:value-type="float" office:value="411.5">
            <text:p>411.5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2" office:value-type="string">
            <text:p>Caramelos</text:p>
          </table:table-cell>
          <table:table-cell table:style-name="ce22" office:value-type="float" office:value="3.5">
            <text:p>3.5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2" office:value-type="string">
            <text:p>Vea</text:p>
          </table:table-cell>
          <table:table-cell table:style-name="ce22" office:value-type="float" office:value="116">
            <text:p>11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01T00:00:00">
            <text:p>11/1/2014</text:p>
          </table:table-cell>
          <table:table-cell table:style-name="ce22" office:value-type="string">
            <text:p>ravioles</text:p>
          </table:table-cell>
          <table:table-cell table:style-name="ce22" office:value-type="float" office:value="96">
            <text:p>96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01T00:00:00">
            <text:p>11/1/2014</text:p>
          </table:table-cell>
          <table:table-cell table:style-name="ce22" office:value-type="string">
            <text:p>pollo y crema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01T00:00:00">
            <text:p>11/1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01T00:00:00">
            <text:p>11/1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01T00:00:00">
            <text:p>11/1/2014</text:p>
          </table:table-cell>
          <table:table-cell table:style-name="ce22" office:value-type="string">
            <text:p>pasti anticonceptivos</text:p>
          </table:table-cell>
          <table:table-cell table:style-name="ce22" office:value-type="float" office:value="56">
            <text:p>56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02T00:00:00">
            <text:p>11/2/2014</text:p>
          </table:table-cell>
          <table:table-cell table:style-name="ce22" office:value-type="string">
            <text:p>Huevos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02T00:00:00">
            <text:p>11/2/2014</text:p>
          </table:table-cell>
          <table:table-cell table:style-name="ce22" office:value-type="string">
            <text:p>Pañales y algodon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Yeyo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1-03T00:00:00">
            <text:p>11/3/2014</text:p>
          </table:table-cell>
          <table:table-cell table:style-name="ce22" office:value-type="string">
            <text:p>Inscripción en Famaf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03T00:00:00">
            <text:p>11/3/2014</text:p>
          </table:table-cell>
          <table:table-cell table:style-name="ce22" office:value-type="string">
            <text:p>Cerveza en casa de mis tias</text:p>
          </table:table-cell>
          <table:table-cell table:style-name="ce22" table:formula="of:=63-18" office:value-type="string">
            <text:p>45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04T00:00:00">
            <text:p>11/4/2014</text:p>
          </table:table-cell>
          <table:table-cell table:style-name="ce22" office:value-type="string">
            <text:p>Cerveza y pebete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05T00:00:00">
            <text:p>11/5/2014</text:p>
          </table:table-cell>
          <table:table-cell table:style-name="ce22" office:value-type="string">
            <text:p>asado</text:p>
          </table:table-cell>
          <table:table-cell table:style-name="ce22" office:value-type="float" office:value="150">
            <text:p>15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06T00:00:00">
            <text:p>11/6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07T00:00:00">
            <text:p>11/7/2014</text:p>
          </table:table-cell>
          <table:table-cell table:style-name="ce22" office:value-type="string">
            <text:p>Joda</text:p>
          </table:table-cell>
          <table:table-cell table:style-name="ce22" office:value-type="float" office:value="400">
            <text:p>4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08T00:00:00">
            <text:p>11/8/2014</text:p>
          </table:table-cell>
          <table:table-cell table:style-name="ce22" office:value-type="string">
            <text:p>Miel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09T00:00:00">
            <text:p>11/9/2014</text:p>
          </table:table-cell>
          <table:table-cell table:style-name="ce22" office:value-type="string">
            <text:p>Coca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Sanwich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McDonal</text:p>
          </table:table-cell>
          <table:table-cell table:style-name="ce22" office:value-type="float" office:value="42">
            <text:p>42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hipa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erveza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Alical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osegura Yeya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Yey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omida</text:p>
          </table:table-cell>
          <table:table-cell table:style-name="ce22" office:value-type="float" office:value="28">
            <text:p>2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Expensas</text:p>
          </table:table-cell>
          <table:table-cell table:style-name="ce22" office:value-type="float" office:value="516">
            <text:p>516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Telefono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erveza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Super debito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Alfajor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Alquiler</text:p>
          </table:table-cell>
          <table:table-cell table:style-name="ce22" office:value-type="float" office:value="1920">
            <text:p>192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Super debito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Pizza</text:p>
          </table:table-cell>
          <table:table-cell table:style-name="ce22" office:value-type="float" office:value="55">
            <text:p>55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Super 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McDonal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Asado 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Super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Comida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1-10T00:00:00">
            <text:p>11/10/2014</text:p>
          </table:table-cell>
          <table:table-cell table:style-name="ce22" office:value-type="string">
            <text:p>Camisa</text:p>
          </table:table-cell>
          <table:table-cell table:style-name="ce22" office:value-type="float" office:value="398">
            <text:p>398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11T00:00:00">
            <text:p>11/11/2014</text:p>
          </table:table-cell>
          <table:table-cell table:style-name="ce22" office:value-type="string">
            <text:p>Futbol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11T00:00:00">
            <text:p>11/11/2014</text:p>
          </table:table-cell>
          <table:table-cell table:style-name="ce22" office:value-type="string">
            <text:p>Lomitos y birra magicas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2T00:00:00">
            <text:p>11/12/2014</text:p>
          </table:table-cell>
          <table:table-cell table:style-name="ce22" office:value-type="string">
            <text:p>Entrada mama</text:p>
          </table:table-cell>
          <table:table-cell table:style-name="ce22" office:value-type="float" office:value="699">
            <text:p>699</text:p>
          </table:table-cell>
          <table:table-cell table:style-name="ce22" office:value-type="string">
            <text:p>Cosas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Verdularia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Bocha sopelza</text:p>
          </table:table-cell>
          <table:table-cell table:style-name="ce22" office:value-type="float" office:value="14">
            <text:p>14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4T00:00:00">
            <text:p>11/14/2014</text:p>
          </table:table-cell>
          <table:table-cell table:style-name="ce22" office:value-type="string">
            <text:p>Kaouri</text:p>
          </table:table-cell>
          <table:table-cell table:style-name="ce22" office:value-type="float" office:value="410">
            <text:p>41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15T00:00:00">
            <text:p>11/15/2014</text:p>
          </table:table-cell>
          <table:table-cell table:style-name="ce22" office:value-type="string">
            <text:p>Belle</text:p>
          </table:table-cell>
          <table:table-cell table:style-name="ce22" office:value-type="float" office:value="120">
            <text:p>12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15T00:00:00">
            <text:p>11/15/2014</text:p>
          </table:table-cell>
          <table:table-cell table:style-name="ce22" office:value-type="string">
            <text:p>Noche unquillo 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16T00:00:00">
            <text:p>11/16/2014</text:p>
          </table:table-cell>
          <table:table-cell table:style-name="ce22" office:value-type="string">
            <text:p>Asado Bruno mediodia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6T00:00:00">
            <text:p>11/16/2014</text:p>
          </table:table-cell>
          <table:table-cell table:style-name="ce22" office:value-type="string">
            <text:p>Asado Bruno noche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24" office:value-type="date" office:date-value="2014-11-17T00:00:00">
            <text:p>11/17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55">
            <text:p>55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2" office:value-type="string">
            <text:p>buen día</text:p>
          </table:table-cell>
          <table:table-cell table:style-name="ce22" office:value-type="float" office:value="55">
            <text:p>5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2" office:value-type="string">
            <text:p>Verduleria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2" office:value-type="string">
            <text:p>Fernimplaz</text:p>
          </table:table-cell>
          <table:table-cell table:style-name="ce22" office:value-type="float" office:value="260">
            <text:p>260</text:p>
          </table:table-cell>
          <table:table-cell table:style-name="ce22" office:value-type="string">
            <text:p>Cosas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1-18T00:00:00">
            <text:p>11/18/2014</text:p>
          </table:table-cell>
          <table:table-cell table:style-name="ce22" office:value-type="string">
            <text:p>Coca chica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Kiosk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Sanwich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Cocacola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Helado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13T00:00:00">
            <text:p>11/13/2014</text:p>
          </table:table-cell>
          <table:table-cell table:style-name="ce22" office:value-type="string">
            <text:p>Huevos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17T00:00:00">
            <text:p>11/17/2014</text:p>
          </table:table-cell>
          <table:table-cell table:style-name="ce22" office:value-type="string">
            <text:p>Ferniplast</text:p>
          </table:table-cell>
          <table:table-cell table:style-name="ce22" office:value-type="float" office:value="264.34">
            <text:p>264.34</text:p>
          </table:table-cell>
          <table:table-cell table:style-name="ce22" office:value-type="string">
            <text:p>cosas</text:p>
          </table:table-cell>
          <table:table-cell table:style-name="ce22" office:value-type="string">
            <text:p>credito</text:p>
          </table:table-cell>
        </table:table-row>
        <table:table-row table:style-name="ro2">
          <table:table-cell table:style-name="ce24" office:value-type="date" office:date-value="2014-11-15T00:00:00">
            <text:p>11/15/2014</text:p>
          </table:table-cell>
          <table:table-cell table:style-name="ce22" office:value-type="string">
            <text:p>feria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19T00:00:00">
            <text:p>11/19/2014</text:p>
          </table:table-cell>
          <table:table-cell table:style-name="ce22" office:value-type="string">
            <text:p>mc donalds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reamas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Sanwich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Regalo carito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ena</text:p>
          </table:table-cell>
          <table:table-cell table:style-name="ce22" office:value-type="float" office:value="370">
            <text:p>37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Joda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Super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16">
            <text:p>16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hanpang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Fernet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oca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Jo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Pizza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arne</text:p>
          </table:table-cell>
          <table:table-cell table:style-name="ce22" office:value-type="float" office:value="48">
            <text:p>4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Peaje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erveza caro</text:p>
          </table:table-cell>
          <table:table-cell table:style-name="ce22" office:value-type="float" office:value="140">
            <text:p>14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Ricota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Pucho y mas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21T00:00:00">
            <text:p>11/21/2014</text:p>
          </table:table-cell>
          <table:table-cell table:style-name="ce22" office:value-type="string">
            <text:p>Cheese Cake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4T00:00:00">
            <text:p>11/24/2014</text:p>
          </table:table-cell>
          <table:table-cell table:style-name="ce22" office:value-type="string">
            <text:p>Schwepper</text:p>
          </table:table-cell>
          <table:table-cell table:style-name="ce22" office:value-type="float" office:value="22">
            <text:p>22</text:p>
          </table:table-cell>
          <table:table-cell table:style-name="ce22" office:value-type="string">
            <text:p>Kisoco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uni plan</text:p>
          </table:table-cell>
          <table:table-cell table:style-name="ce33" office:value-type="float" office:value="126.3">
            <text:p>126.3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onotributo</text:p>
          </table:table-cell>
          <table:table-cell table:style-name="ce33" office:value-type="float" office:value="600">
            <text:p>60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visa hipotecario</text:p>
          </table:table-cell>
          <table:table-cell table:style-name="ce33" office:value-type="float" office:value="2673.51">
            <text:p>2673.51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visa</text:p>
          </table:table-cell>
          <table:table-cell table:style-name="ce33" office:value-type="float" office:value="683.24">
            <text:p>683.24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aster</text:p>
          </table:table-cell>
          <table:table-cell table:style-name="ce33" office:value-type="float" office:value="716">
            <text:p>716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uni plan</text:p>
          </table:table-cell>
          <table:table-cell table:style-name="ce33" office:value-type="float" office:value="127.8">
            <text:p>127.8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onotributo</text:p>
          </table:table-cell>
          <table:table-cell table:style-name="ce33" office:value-type="float" office:value="600">
            <text:p>600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visa hipotecario</text:p>
          </table:table-cell>
          <table:table-cell table:style-name="ce33" office:value-type="float" office:value="1728">
            <text:p>1728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visa</text:p>
          </table:table-cell>
          <table:table-cell table:style-name="ce33" office:value-type="float" office:value="683.24">
            <text:p>683.24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33" office:value-type="string">
            <text:p>master</text:p>
          </table:table-cell>
          <table:table-cell table:style-name="ce33" office:value-type="float" office:value="759.47">
            <text:p>759.47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6T00:00:00">
            <text:p>11/26/2014</text:p>
          </table:table-cell>
          <table:table-cell table:style-name="ce22" office:value-type="string">
            <text:p>Muni automotor</text:p>
          </table:table-cell>
          <table:table-cell table:style-name="ce22" office:value-type="float" office:value="364.9">
            <text:p>364.9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Farmacia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Cosas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Visa hipotecario</text:p>
          </table:table-cell>
          <table:table-cell table:style-name="ce22" office:value-type="float" office:value="525">
            <text:p>525</text:p>
          </table:table-cell>
          <table:table-cell table:style-name="ce22" office:value-type="string">
            <text:p>Impuestos y servicios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Buenos dias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Buenos dias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Sol trabajo</text:p>
          </table:table-cell>
          <table:table-cell table:style-name="ce22" office:value-type="float" office:value="66">
            <text:p>66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GNC</text:p>
          </table:table-cell>
          <table:table-cell table:style-name="ce22" office:value-type="float" office:value="50">
            <text:p>50</text:p>
          </table:table-cell>
          <table:table-cell table:style-name="ce22" office:value-type="string">
            <text:p>Auto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Carne y cebolla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Puchos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Coco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Fiambre </text:p>
          </table:table-cell>
          <table:table-cell table:style-name="ce22" office:value-type="float" office:value="40">
            <text:p>40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Cerveza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Kiosco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Facturas</text:p>
          </table:table-cell>
          <table:table-cell table:style-name="ce22" office:value-type="float" office:value="14">
            <text:p>14</text:p>
          </table:table-cell>
          <table:table-cell table:style-name="ce22" office:value-type="string">
            <text:p>Comida</text:p>
          </table:table-cell>
        </table:table-row>
        <table:table-row table:style-name="ro2">
          <table:table-cell table:style-name="ce24" office:value-type="date" office:date-value="2014-11-28T00:00:00">
            <text:p>11/28/2014</text:p>
          </table:table-cell>
          <table:table-cell table:style-name="ce22" office:value-type="string">
            <text:p>Ravioles y camarons con crema, verdeo y almentras</text:p>
          </table:table-cell>
          <table:table-cell table:style-name="ce22" office:value-type="float" office:value="180">
            <text:p>180</text:p>
          </table:table-cell>
          <table:table-cell table:style-name="ce22" office:value-type="string">
            <text:p>Cena</text:p>
          </table:table-cell>
        </table:table-row>
        <table:table-row table:style-name="ro2">
          <table:table-cell table:style-name="ce34"/>
          <table:table-cell table:number-columns-repeated="3" table:style-name="ce22"/>
        </table:table-row>
        <table:table-row table:style-name="ro2">
          <table:table-cell table:style-name="ce34"/>
          <table:table-cell table:number-columns-repeated="3" table:style-name="ce22"/>
        </table:table-row>
        <table:table-row table:style-name="ro2">
          <table:table-cell table:style-name="ce34"/>
          <table:table-cell table:number-columns-repeated="3" table:style-name="ce22"/>
        </table:table-row>
        <table:table-row table:style-name="ro2">
          <table:table-cell table:style-name="ce22"/>
          <table:table-cell table:style-name="ce35"/>
        </table:table-row>
        <table:table-row table:style-name="ro2">
          <table:table-cell table:style-name="ce22"/>
          <table:table-cell table:style-name="ce35"/>
        </table:table-row>
        <table:table-row table:style-name="ro2">
          <table:table-cell table:style-name="ce22"/>
          <table:table-cell table:style-name="ce35"/>
        </table:table-row>
        <table:table-row table:style-name="ro2">
          <table:table-cell table:style-name="ce22"/>
          <table:table-cell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  <table:table-row table:style-name="ro2">
          <table:table-cell table:number-columns-repeated="2" table:style-name="ce35"/>
        </table:table-row>
      </table:table>
      <table:table table:name="Rutina" table:style-name="ta2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3" table:style-name="ro3"/>
        <table:table-row table:style-name="ro2">
          <table:table-cell table:number-columns-repeated="5" table:style-name="ce22"/>
        </table:table-row>
      </table:table>
      <table:named-expressions>
        <table:named-expression table:name="Excel_BuiltIn__FilterDatabase_1" table:base-cell-address="$Gastos.$A$1" table:expression="[Gastos.$A$3:.$E$23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Gastos" style:display-name="PageStyle_Gas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utina" style:display-name="PageStyle_Rutina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